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Cochin2" svg:font-family="Cochin"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Table2" style:family="table">
      <style:table-properties style:width="7.909cm" table:align="left"/>
    </style:style>
    <style:style style:name="Table2.A" style:family="table-column">
      <style:table-column-properties style:column-width="1.279cm"/>
    </style:style>
    <style:style style:name="Table2.B" style:family="table-column">
      <style:table-column-properties style:column-width="6.63cm"/>
    </style:style>
    <style:style style:name="Table2.A1" style:family="table-cell">
      <style:table-cell-properties fo:background-color="transparent" fo:padding="0.097cm" fo:border="none">
        <style:background-image/>
      </style:table-cell-properties>
    </style:style>
    <style:style style:name="Table2.A2" style:family="table-cell">
      <style:table-cell-properties fo:background-color="#c0c0c0" fo:padding="0.097cm" fo:border="none">
        <style:background-image/>
      </style:table-cell-properties>
    </style:style>
    <style:style style:name="P1" style:family="paragraph" style:parent-style-name="Text_20_body">
      <style:text-properties fo:background-color="#ffff00"/>
    </style:style>
    <style:style style:name="P2" style:family="paragraph" style:parent-style-name="Text_20_body">
      <style:text-properties fo:font-style="normal" style:font-style-asian="normal" style:font-style-complex="normal"/>
    </style:style>
    <style:style style:name="P3" style:family="paragraph" style:parent-style-name="Text_20_body">
      <style:paragraph-properties fo:text-align="center" style:justify-single-word="false"/>
      <style:text-properties fo:font-style="normal" style:font-style-asian="normal" style:font-style-complex="normal"/>
    </style:style>
    <style:style style:name="P4" style:family="paragraph" style:parent-style-name="Text_20_body">
      <style:paragraph-properties fo:text-align="start" style:justify-single-word="false"/>
      <style:text-properties style:text-underline-style="none"/>
    </style:style>
    <style:style style:name="P5" style:family="paragraph" style:parent-style-name="Text_20_body">
      <style:paragraph-properties fo:text-align="justify" style:justify-single-word="false"/>
    </style:style>
    <style:style style:name="P6" style:family="paragraph" style:parent-style-name="Text_20_body">
      <style:paragraph-properties fo:background-color="transparent">
        <style:background-image/>
      </style:paragraph-properties>
    </style:style>
    <style:style style:name="P7" style:family="paragraph" style:parent-style-name="Text_20_body">
      <style:paragraph-properties fo:background-color="transparent">
        <style:background-image/>
      </style:paragraph-properties>
      <style:text-properties fo:font-style="normal" fo:background-color="transparent" style:font-style-asian="normal" style:font-style-complex="normal"/>
    </style:style>
    <style:style style:name="P8" style:family="paragraph" style:parent-style-name="TODO">
      <style:paragraph-properties fo:background-color="transparent">
        <style:background-image/>
      </style:paragraph-properties>
    </style:style>
    <style:style style:name="P9"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10" style:family="paragraph" style:parent-style-name="TODO">
      <style:paragraph-properties fo:background-color="transparent">
        <style:background-image/>
      </style:paragraph-properties>
      <style:text-properties fo:background-color="transparent"/>
    </style:style>
    <style:style style:name="P11" style:family="paragraph" style:parent-style-name="Text_20_body">
      <style:paragraph-properties fo:background-color="#ffff00">
        <style:background-image/>
      </style:paragraph-properties>
    </style:style>
    <style:style style:name="P12" style:family="paragraph" style:parent-style-name="TODO">
      <style:text-properties fo:font-style="normal" style:font-style-asian="normal" style:font-style-complex="normal"/>
    </style:style>
    <style:style style:name="P13" style:family="paragraph" style:parent-style-name="Table_20_Contents">
      <style:paragraph-properties fo:text-align="start" style:justify-single-word="false"/>
      <style:text-properties style:use-window-font-color="true" style:text-outline="false" style:text-line-through-style="none" style:font-name="Palatino2" fo:font-size="10pt" fo:font-style="normal" fo:text-shadow="none" style:text-underline-style="none" fo:font-weight="normal" style:font-name-asian="Cochin1" style:font-size-asian="10pt" style:font-style-asian="normal" style:font-weight-asian="normal" style:font-name-complex="Cochin1" style:font-size-complex="10pt" style:font-style-complex="normal" style:font-weight-complex="normal"/>
    </style:style>
    <style:style style:name="P14" style:family="paragraph" style:parent-style-name="Text_20_body">
      <style:paragraph-properties fo:margin-left="0cm" fo:margin-right="0cm" fo:margin-top="0cm" fo:margin-bottom="0cm" fo:text-align="justify" style:justify-single-word="false" fo:text-indent="0.7cm" style:auto-text-indent="false" fo:background-color="#ffff00">
        <style:tab-stops/>
        <style:background-image/>
      </style:paragraph-properties>
      <style:text-properties style:font-name="Palatino" fo:font-size="10pt" fo:font-style="normal" style:font-style-asian="normal" style:font-style-complex="normal"/>
    </style:style>
    <style:style style:name="P15" style:family="paragraph" style:parent-style-name="TODO">
      <style:paragraph-properties fo:background-color="transparent">
        <style:background-image/>
      </style:paragraph-properties>
      <style:text-properties fo:font-style="normal" fo:background-color="transparent" style:font-style-asian="normal" style:font-style-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list-style-name="List_20_1">
      <style:text-properties fo:font-style="normal" style:font-style-asian="normal" style:font-style-complex="normal"/>
    </style:style>
    <style:style style:name="P18" style:family="paragraph" style:parent-style-name="Text_20_body" style:list-style-name="List_20_1"/>
    <style:style style:name="P19" style:family="paragraph" style:parent-style-name="Text_20_body" style:list-style-name="List_20_1">
      <style:text-properties style:font-name="Palatino" fo:font-size="10pt" fo:font-style="normal" style:font-style-asian="normal" style:font-style-complex="normal"/>
    </style:style>
    <style:style style:name="P20" style:family="paragraph" style:parent-style-name="Text_20_body" style:list-style-name="List_20_1">
      <style:paragraph-properties fo:background-color="transparent">
        <style:background-image/>
      </style:paragraph-properties>
      <style:text-properties fo:font-style="normal" fo:background-color="transparent" style:font-style-asian="normal" style:font-style-complex="normal"/>
    </style:style>
    <style:style style:name="P21" style:family="paragraph" style:parent-style-name="Heading_20_3">
      <style:paragraph-properties fo:break-before="page"/>
    </style:style>
    <style:style style:name="P22" style:family="paragraph" style:parent-style-name="Heading_20_2">
      <style:paragraph-properties fo:break-before="page"/>
    </style:style>
    <style:style style:name="P2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per 58%"/>
    </style:style>
    <style:style style:name="T4" style:family="text">
      <style:text-properties style:font-name="DejaVu Sans" style:font-name-asian="DejaVu Sans" style:font-name-complex="DejaVu Sans"/>
    </style:style>
    <style:style style:name="T5" style:family="text">
      <style:text-properties style:font-name="DejaVu Sans" fo:font-style="italic" style:font-name-asian="DejaVu Sans" style:font-style-asian="italic" style:font-name-complex="DejaVu Sans" style:font-style-complex="italic"/>
    </style:style>
    <style:style style:name="T6" style:family="text">
      <style:text-properties style:font-name="DejaVu Sans" fo:font-style="normal" style:font-name-asian="DejaVu Sans" style:font-style-asian="normal" style:font-name-complex="DejaVu Sans" style:font-style-complex="normal"/>
    </style:style>
    <style:style style:name="T7" style:family="text">
      <style:text-properties style:text-underline-style="none"/>
    </style:style>
    <style:style style:name="T8" style:family="text">
      <style:text-properties fo:background-color="#ffff00"/>
    </style:style>
    <style:style style:name="T9" style:family="text">
      <style:text-properties style:font-name="Times"/>
    </style:style>
    <style:style style:name="T10" style:family="text">
      <style:text-properties style:font-name="Times" fo:font-style="normal" style:font-style-asian="normal" style:font-style-complex="normal"/>
    </style:style>
    <style:style style:name="T11" style:family="text">
      <style:text-properties style:font-name-asian="TimesNewRomanPSMT" style:font-name-complex="TimesNewRomanPSMT"/>
    </style:style>
    <style:style style:name="T12" style:family="text">
      <style:text-properties fo:background-color="transparent"/>
    </style:style>
    <style:style style:name="T13" style:family="text">
      <style:text-properties fo:font-weight="normal" style:font-weight-asian="normal" style:font-weight-complex="normal"/>
    </style:style>
    <style:style style:name="T14" style:family="text">
      <style:text-properties style:font-name="Cochin1" fo:font-style="normal" style:font-name-asian="DejaVu Sans" style:font-style-asian="normal" style:font-name-complex="DejaVu Sans" style:font-style-complex="normal"/>
    </style:style>
    <style:style style:name="T15" style:family="text">
      <style:text-properties style:font-name="Palatino" fo:font-size="10pt" fo:font-style="normal" style:font-style-asian="normal" style:font-style-complex="normal"/>
    </style:style>
    <style:style style:name="T16" style:family="text">
      <style:text-properties style:font-name="Palatino" fo:font-size="10pt" fo:font-style="normal" fo:font-weight="normal" style:font-style-asian="normal" style:font-weight-asian="normal" style:font-style-complex="normal" style:font-weight-complex="normal"/>
    </style:style>
    <style:style style:name="T17" style:family="text"/>
    <style:style style:name="T18"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 style:family="text">
      <style:text-properties fo:color="#000000"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Arial"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1" draw:name="graphics2" text:anchor-type="char" svg:width="16.619cm" svg:height="5.122cm" draw:z-index="0"><draw:image xlink:href="../Discordians_Title_Backdrop.png" xlink:type="simple" xlink:show="embed" xlink:actuate="onLoad"/></draw:frame>Chapter Three</text:p>
      <text:h text:style-name="Compound_20_Title_20_2" text:outline-level="1"><text:toc-mark text:string-value="Chapter Three: Traits" text:outline-level="1"/>Traits</text:h>
      <text:section text:style-name="Sect1" text:name="Section1">
        <text:h text:style-name="Heading_20_2" text:outline-level="2">Divisions</text:h>
        <text:p text:style-name="Quotations_20__28_short_29_">“Divide and conquer!”</text:p>
        <text:p text:style-name="Text_20_body">Where other Exalted split themselves into Castes, Erisians take the more direct route and call these splits “Divisions”. <text:s/>Followers of the Most Beautiful will of course proclaim allegiance to all sorts of other organizations, as it suits them, but these more fundamental classifications come from the powers granted to them by That Woman.</text:p>
        <text:p text:style-name="Text_20_body">Each Division has a number of favored Abilities, which provide Excellencies and reduced Experience costs, plus a Divisional Virtue.</text:p>
        <text:p text:style-name="Text_20_body">As well as the usual Exalted information, this book provides an Erisian Element and an Exalted Affinity for each Division. <text:s/>Erisians are able to gain magical material bonuses depending on their Division or Parametadivision: if the description of a Parametadivision specifies a magical material, that overrides the material associated with the Division.</text:p>
        <text:h text:style-name="Heading_20_3" text:outline-level="3">Anima Effects</text:h>
        <text:p text:style-name="Text_20_body">As the Chosen of one of the Maidens (maybe) and natural troublemakers, Discordians are close in some ways to Sidereal Exalted. <text:s/>Their anima will show in the same unshaped way, at the same levels of Essence expenditure (see p. 118 of the Sidereals book), though all Divisions have the same orange glow.</text:p>
        <text:p text:style-name="Text_20_body">When it is visible, Discordians can, at no extra cost, make their anima appear to belong to the Exalted type with which their Division has an Affinity, although this does not actually grant them the corresponding anima effects. <text:s/>By spending 3 motes, they can change this appearance to any other Exalted type for one scene. <text:s/>To aid in infiltrating various power groups, they can commit 5 motes and 1 willpower to change their apparent Essence signature indefinitely, regardless of whether their anima is visible (<text:span text:style-name="T1">e.g.</text:span><text:span text:style-name="T2">, even when they are asleep</text:span>), but only according to their Affinity.</text:p>
        <text:p text:style-name="Text_20_body">Alternatively, they can commit 1 willpower to hide the fact that they have enlightened Essence, making them appear to be an ordinary mortal of Essence 1 (or, if they normally have Essence 4 or more, a heroic mortal with Essence 2 and no mote pool). <text:s/>This effect continues even as the Exalt spends motes, though observers may be able to determine the source of the power. <text:s/>If they are seen using an Obvious Charm, or if (seen or not) they spend 11 or more motes of their peripheral Essence, then the effect is lost immediately and the willpower becomes uncommitted.</text:p>
        <text:p text:style-name="Text_20_body">When their anima appearance is changed in this way, magical powers which can determine the type of an Exalt’s Essence (such as the Solar Charm All-Encompassing Sorcerer’s Sight) will also perceive the purported type. <text:s/>Attempts to see through this (<text:span text:style-name="T1">e.g.</text:span><text:span text:style-name="T2">, with a further Intelligence + Occult roll with the aforementioned Charm), or even to determine the exact type of the Exalt’s Essence when his anima is not visible, are subject to an external penalty equal to his Essence.</text:span></text:p>
        <text:p text:style-name="P2">Furthermore, those bearing an apparent Essence signature befitting a Creature of Darkness are treated as such, for the purposes of Charms and other effects. <text:s/>They may take extra damage from Holy effect, for example, and cannot themselves use Holy Charms, though they may learn them.</text:p>
        <text:h text:style-name="Heading_20_3" text:outline-level="3">Other Affinity Effects</text:h>
        <text:p text:style-name="Text_20_body">In order that they may blend in with those they are trying to influence, the Affinity of a Discordian also confers upon them any cosmetic effects which would be appropriate. <text:s/>Thus those in the <text:soft-page-break/>parametadivison called the The Division by Zero will give a fairly convincing impression of walking corpses, whereas those in the 2nd Division might have animal tells, and those in the 3rd Division show some of the elemental coloring of the Dragon-Blooded, if their Essence is high enough.</text:p>
        <text:h text:style-name="P21" text:outline-level="3">1<text:span text:style-name="T3">st</text:span> Division – Anchor</text:h>
        <text:p text:style-name="P6">Erisians of this Division are, like the Solars, full of belief in their own power and righteousness. <text:s/>This is perhaps more because they ignore others, rather than because they set themselves above <text:s/>everyone else, but they fit the role well. <text:s/>Exalted of this <text:span text:style-name="T12">Division count as priests.</text:span></text:p>
        <text:p text:style-name="Text_20_body"><text:span text:style-name="Inline_20_Heading">Symbol:</text:span> “<text:span text:style-name="T4">●</text:span>”, “<text:span text:style-name="T5">ⵙ</text:span>”, solid? circle</text:p>
        <text:p text:style-name="Text_20_body"><text:span text:style-name="Inline_20_Heading">Element:</text:span> Orange</text:p>
        <text:p text:style-name="Text_20_body"><text:span text:style-name="Inline_20_Heading">Magical Material:</text:span> Orichalchum</text:p>
        <text:p text:style-name="Text_20_body"><text:span text:style-name="Inline_20_Heading">Affinity:</text:span> Solar</text:p>
        <text:p text:style-name="Text_20_body"><text:span text:style-name="Inline_20_Heading">Anima effects:</text:span> <text:span text:style-name="T2">Common Solar anima effects, at a cost of 1 mote each:</text:span></text:p>
        <text:list xml:id="list726994122" text:style-name="List_20_1">
          <text:list-item>
            <text:p text:style-name="P17">Cause her caste mark to glow brightly for a scene (as if the character had spend 4-7 motes of Peripheral Essence). <text:s/>The character may cause any Solar caste mark to appear.</text:p>
          </text:list-item>
          <text:list-item>
            <text:p text:style-name="P17">Cause her anima to glow brightly enough to read by for a scene (as if the character had spent 8-10 motes of Peripheral Essence).</text:p>
          </text:list-item>
          <text:list-item>
            <text:p text:style-name="P17">Know the precise time of day for the rest of the scene.</text:p>
          </text:list-item>
        </text:list>
        <text:p text:style-name="Text_20_body">By spending 5 motes, an Anchorite can enhance their self-focus to unnatural levels for one scene, removing one point from all internal penalties of any sort (e.g., from wounds). <text:s/>This effect applies automatically once his anima banner reaches the 4-7 mote level.</text:p>
        <text:p text:style-name="P2">By spending 10 motes, internal penalties up to the character’s Essence are removed for the scene. <text:s/>This effect costs 5 motes once his anima banner reaches the 11-15 mote level; it is not reduced further at the 16+ level.</text:p>
        <text:p text:style-name="Text_20_body"><text:span text:style-name="Inline_20_Heading">Associations:</text:span> Pre-conscious; Narcissus, Being-One; Focus; Thoughtless Selfishness; Beautiful Sunsets</text:p>
        <text:p text:style-name="Text_20_body"><text:span text:style-name="Inline_20_Heading">Sobriquets:</text:span> The Most Beautiful; Anchorites; The Voices Whistling in the Dark; The Ignorant Children; The Traveling Sailsmen; The Law Unto Themselves</text:p>
        <text:p text:style-name="Text_20_body"><text:span text:style-name="Inline_20_Heading">Concepts:</text:span> monk, hermit, free runner, lighthouse keeper, sailor, gamekeeper, explorer</text:p>
        <text:p text:style-name="Text_20_body"><text:span text:style-name="Inline_20_Heading">Virtue:</text:span> Conviction</text:p>
        <text:p text:style-name="Text_20_body"><text:span text:style-name="Inline_20_Heading">Abilities:</text:span> Martial Arts, Survival, Athletics, Sail, Awareness</text:p>
        <text:p text:style-name="Text_20_body"><text:span text:style-name="Inline_20_Heading">Quote:</text:span> <text:span text:style-name="T7">“The Nagas of the South-East Mountain Tribes say that the sun shines by day because, being a woman, it is afraid to venture out by night.”</text:span></text:p>
        <text:h text:style-name="P21" text:outline-level="3">2<text:span text:style-name="T3">nd</text:span> Division – Arrow</text:h>
        <text:p text:style-name="Text_20_body">The chosen of this Division are at home, being born of confusion, in mimicking the volatile natures of the chosen of Luna. <text:s/>They will have some form of Tell similar to true Lunars, and may carry moonsilver tattoos as well. <text:s/>These tattoos never form the correct patterns to have their intended effect, though: the Moonlight Lyres have little need of such protection, being inherently able to shake off Wyld taint. <text:s/>A contested (Perception + Occult) roll against the character’s (Essence + Appearance + Investigation) may reveal the flaw in the tattoo’s design, if any have cause to look for it.</text:p>
        <text:p text:style-name="Text_20_body"><text:span text:style-name="Inline_20_Heading">Symbol:</text:span> <text:span text:style-name="T1">“</text:span><text:span text:style-name="T5">ⵀ</text:span><text:span text:style-name="T1">”, “</text:span><text:span text:style-name="T6">☯</text:span><text:span text:style-name="T1">”, </text:span>Yin-Yang, Holy Chao</text:p>
        <text:p text:style-name="Text_20_body"><text:span text:style-name="Inline_20_Heading">Element:</text:span> Sweet</text:p>
        <text:p text:style-name="Text_20_body"><text:span text:style-name="Inline_20_Heading">Magical Material:</text:span> Moonsilver</text:p>
        <text:p text:style-name="Text_20_body"><text:span text:style-name="Inline_20_Heading">Affinity:</text:span> Lunar</text:p>
        <text:p text:style-name="Text_20_body"><text:span text:style-name="Inline_20_Heading">Anima effects:</text:span> <text:span text:style-name="T2">Common Lunar anima effects, at a cost of 1 mote each:</text:span></text:p>
        <text:list xml:id="list782527924" text:continue-numbering="true" text:style-name="List_20_1">
          <text:list-item>
            <text:p text:style-name="P17">Cause her caste mark and tattoos to glow brightly for a scene (as if the character has spent four to seven motes of Peripheral Essence). <text:s/>The character may cause any Lunar caste mark to appear.</text:p>
          </text:list-item>
          <text:list-item>
            <text:p text:style-name="P17">Cause her anima to glow brightly enough to read by for a scene (as if the character has spent eight to 10 motes of Peripheral Essence).</text:p>
          </text:list-item>
          <text:list-item>
            <text:p text:style-name="P17">Cause her Tell to become unmistakable and impossible to miss for a Tell.</text:p>
          </text:list-item>
          <text:list-item>
            <text:p text:style-name="P17">Know the precise day of the lunar month, the phase of the moon and the time of day for the rest of the scene.</text:p>
          </text:list-item>
        </text:list>
        <text:p text:style-name="P2">By spending 1 mote the character may alternatively cause her tattoos (if any) and Tell to completely vanish for one scene.</text:p>
        <text:p text:style-name="P2">By spending 5 motes, a Moonlight Lyre can skilfully read the desires of those around her. <text:s/>This grants her a bonus number of dice equal to her Essence on any Investigation (or Socialize) rolls for Reading Motivation of a single subject. <text:s/>This bonus is not included in the limit for dice added by Charms. <text:s/><text:span text:style-name="T8">This effect applies automatically once her anima banner reaches the 4-7 mote level.</text:span></text:p>
        <text:p text:style-name="Text_20_body"><text:span text:style-name="T2">By spending 10 motes, a Matchmaker can take on the form of any type of creature she has seen, roughly equivalent in mass to her normal form, for one scene. <text:s/>She cannot duplicate individual creatures exactly. <text:s/>This is a true transformation, a Shaping effect rather than an Illusion, but it is a superficial one. <text:s/>She retains her normal Attribute and Ability ratings, combat statistics and so on, and close inspection by an expert will reveal that the creature is somehow unnatural. <text:s/>She can take on the form of “some mortal” or other intelligent race but that grants a bonus of +2 to those attempting to spot something unusual, because clo</text:span>thes, weapons etc. will be joined to and inseparable from the rest of the body. <text:s/>Physical abilities based solely on the outward form of the creature, such as flight, swimming and so on are also limited, though multiplied by the character’s Essence score; e.g., flight speed will be limited to (running speed x Essence). <text:s/>Abilities requiring complex internal anatomy, such as breathing underwater, spinning silk, or spitting venom, are not granted. <text:s/>This effect costs 5 motes once his anima banner reaches the 11-15 mote level and 2 motes at the 16+ level.</text:p>
        <text:p text:style-name="Text_20_body">A Matchmaker may alternatively spend 10 motes to permanently cure herself of one point of Wyld- or demesne-induced mutation. <text:s/>The cost of this power does not decrease as anima banner flare increases.</text:p>
        <text:p text:style-name="Text_20_body"><text:span text:style-name="Inline_20_Heading">Associations:</text:span> Id; Desire, Lovers, Becoming-One; Curiosity; Loneliness</text:p>
        <text:p text:style-name="Text_20_body"><text:span text:style-name="Inline_20_Heading">Sobriquets:</text:span> Storytellers; Matchmakers; The Moonlight Lyres; The Soft and Steady Hand; Invaders of the Faith</text:p>
        <text:p text:style-name="Text_20_body"><text:span text:style-name="Inline_20_Heading">Concepts:</text:span> adventurer, bard, detective, trader, evangelist / missionary, clown, <text:span text:style-name="T1">agent provocateur</text:span></text:p>
        <text:p text:style-name="Text_20_body"><text:span text:style-name="Inline_20_Heading">Virtue:</text:span> Compassion</text:p>
        <text:p text:style-name="Text_20_body"><text:span text:style-name="Inline_20_Heading">Abilities:</text:span> Archery, Medicine, Performance, Investigation, Ride</text:p>
        <text:p text:style-name="TODO"><text:span text:style-name="Inline_20_Heading">Quote:</text:span> TODO</text:p>
        <text:h text:style-name="P21" text:outline-level="3">3<text:span text:style-name="T3">rd</text:span> Division – Apple</text:h>
        <text:p text:style-name="Text_20_body">The leaders, fighters and executive action brigade of the Discordians, this Division makes things happen by organizing, persuading and, if necessary, hitting people until they act together.</text:p>
        <text:p text:style-name="Text_20_body"><text:span text:style-name="Inline_20_Heading">Symbol:</text:span> “<text:span text:style-name="T9">Ỏ</text:span>”, “<text:span text:style-name="T9">Φ</text:span>”, “<text:span text:style-name="T5">ⵕ</text:span>”, “<text:span text:style-name="T5">ⵚ</text:span>”, “<text:span text:style-name="T5">ტ</text:span>” – stylized Apple</text:p>
        <text:p text:style-name="Text_20_body"><text:span text:style-name="Inline_20_Heading">Element:</text:span> Boom</text:p>
        <text:p text:style-name="Text_20_body"><text:span text:style-name="Inline_20_Heading">Magical Material:</text:span> Jade</text:p>
        <text:p text:style-name="Text_20_body"><text:span text:style-name="Inline_20_Heading">Affinity:</text:span> Dragon-Blooded</text:p>
        <text:p text:style-name="Text_20_body"><text:span text:style-name="Inline_20_Heading"><office:annotation><dc:creator>Hugh Greene</dc:creator><dc:date>2010-09-05T17:17:51</dc:date><text:p><text:span text:style-name="T18">Richard reckoned that flat-out duplicating all anima effects is unfair in terms of game balance, and the illusory anima flux would be enough to convince people. <text:s/>Maybe this will do instead?</text:span></text:p></office:annotation></text:span><text:span text:style-name="Inline_20_Heading">Anima effects:</text:span> Soldiers in the Apple Corps must choose a particular Elemental type to mimic initially, and may spend 1 point of Willpower as a miscellaneous action to change to a different Element indefinitely. <text:s/>Doing so while anima powers are in use will cancel their effect – and doubtless confuse any onlookers.</text:p>
        <text:p text:style-name="Text_20_body">By spending 5 motes, a character may gain some benefits of his selected element for one scene. <text:s/>Firstly, he may add his Essence in dice to attempts to resist damage from environmental effects, where Wood includes plant toxins. <text:s/>Secondly, at Step 10 of attack resolution, he may subtract 1 from any damage caused by the relevant element, to a minimum of 0, even if it is not from an environmental source. <text:s/>For example, this applies to damage from the anima power of a Fire Aspect Dragon-Blooded. <text:s/>Lastly, a specific power is available corresponding to each element.</text:p>
        <text:list xml:id="list1343966522" text:continue-numbering="true" text:style-name="List_20_1">
          <text:list-item>
            <text:p text:style-name="P17">For Air, leaping distance is multiplied by the his Essence.</text:p>
          </text:list-item>
          <text:list-item>
            <text:p text:style-name="P17">For Earth, his Essence is added to rolls to resist grappling or knockback.</text:p>
          </text:list-item>
          <text:list-item>
            <text:p text:style-name="P17">For Fire, he can ignite flammable materials with a touch.</text:p>
          </text:list-item>
          <text:list-item>
            <text:p text:style-name="P17">For Water, he can breathe water as easily as air, and will not drown.</text:p>
          </text:list-item>
          <text:list-item>
            <text:p text:style-name="P17">For Wood, he can exude a mild plant toxin: living creatures with whom he makes skin-to-skin contact must make a successful (Stamina + Resistance) roll against the character’s Essence or be affected for the rest of the scene. <text:s/>The poison causes no damage but imposes a -1 internal penalty due to nausea. <text:s/>Multiple doses stack their penalties, up to the character’s Essence.</text:p>
          </text:list-item>
        </text:list>
        <text:p text:style-name="Text_20_body">For 10 motes, in mass combat, the Knights of The Five-Sided Temple may raise or lower the Drill or Valor of a unit in which they hold a significant position (not necessarily overall command), by 1 point, for one scene. <text:s/>In social combat, the same expenditure allows the Taskmaster to raise or lower the Loyalty or (number of nearby extras permitting) Magnitude of a social unit, by one point, again for only one scene. <text:s/>Extras added to or removed from a unit will drift back to their original associations once the effect ends, slightly puzzled as to why they ended up elsewhere. <text:s/><text:span text:style-name="T2">This effect costs 5 motes once his anima banner reaches the 11-15 mote level; it is not reduced further at the 16+ level.</text:span></text:p>
        <text:p text:style-name="Text_20_body"><text:span text:style-name="Inline_20_Heading">Associations:</text:span> Ego; Strife, Competition, Jealousy; Teamwork, Pride</text:p>
        <text:p text:style-name="Text_20_body"><text:span text:style-name="Inline_20_Heading">Sobriquets:</text:span> The Apple Corps; The Knights of The Five-Sided Temple; Tower-Builders; Taskmasters; Overseers</text:p>
        <text:p text:style-name="Text_20_body"><text:span text:style-name="Inline_20_Heading">Concepts:</text:span> leader, warrior, negotiator, courtier, diplomat, foreman, mayor</text:p>
        <text:p text:style-name="Text_20_body"><text:span text:style-name="Inline_20_Heading">Virtue:</text:span> Valor</text:p>
        <text:p text:style-name="Text_20_body"><text:span text:style-name="Inline_20_Heading">Abilities:</text:span> Melee, War, Presence, Socialize, Linguistics</text:p>
        <text:p text:style-name="Text_20_body"><text:span text:style-name="Inline_20_Heading">Other rules:</text:span> Anima flux does not truly apply to these Exalts, though an Illusion of that raw elemental power will manifest, within a number of feet equal to the character’s permanent Essence. <text:s/>At the 8-10-mote level it will feel distinctly uncomfortable but will not cause damage or other adverse effects. <text:s/>At the 11-15-mote level it imposes 1 <text:span text:style-name="T1">die</text:span><text:span text:style-name="T2"> of</text:span> external penalty (<text:span text:style-name="T1">i.e.</text:span><text:span text:style-name="T2">, zero or one levels) on</text:span> each attack or other action directed at the Exalt, from characters who are unable to soak lethal damage with Stamina (i.e., excluding Exalts), as they instinctively try to avoid the (non-existent) damage. <text:s/>At the 16+ level it imposes a number of penalty <text:span text:style-name="T1">dice</text:span><text:span text:style-name="T2"> </text:span>equal to the character’s permanent Essence, which applies to all characters. <text:s/><office:annotation><dc:creator>Hugh Greene</dc:creator><dc:date>2010-09-05T15:08:32</dc:date><text:p text:style-name="P23"><text:span text:style-name="T19">John said that the original text here was confusing and sounded like a perfect Illusion, so I’ve replaced it with an idea borrowed from Hypnotic Tongue Technique. <text:s/>I’ve also changed the levels of penalty to dice of penalty. <text:s/>Original text is as follows.</text:span></text:p><text:p text:style-name="P23"><text:span text:style-name="T18"/></text:p><text:p text:style-name="P23"><text:span text:style-name="T18">[[[The usual rules for resisting Illusions apply, though opponents will generally not consciously recognize that that is what they are doing, and will simply regard themselves as having been lucky enough to avoid damage, unless they specifically detect Illusions or have a reason to suspect the Erisian is not the Dragon-Blooded she appears to be.]]]</text:span></text:p></office:annotation>This Illusion may be subconsciously resisted for a scene by spending one Willpower, but observers must spend a further three Willpower to recognize the Illusion for what it is, and remember it. <text:s/>In that case, the Illusion will not affect them for the rest of the story. <text:s/>This in itself will not necessarily cause onlookers to realize that the character is not a Dragon-Blood, but t may raise their suspicions.</text:p>
        <text:p text:style-name="Text_20_body"><office:annotation><dc:creator>Hugh Greene</dc:creator><dc:date>2010-09-05T15:31:30</dc:date><text:p text:style-name="P23"><text:span text:style-name="T18">John reckons the rules already allow any Exalt to join a SB. <text:s/>I’m not sure from the text and it’s not in the Errata, so I’ve left this in.</text:span></text:p></office:annotation>Members of this division are able to become part of a Sworn Brotherhood and receive all the benefits of that connection. <text:s/>However, this is likely to be extremely risky unless the Exalt can find some Dragon-Blooded who have strayed very far from doctrine indeed.</text:p>
        <text:p text:style-name="TODO"><text:span text:style-name="Inline_20_Heading">Quote:</text:span> “We Erisians seldom pray, it is much too dangerous.”</text:p>
        <text:h text:style-name="P21" text:outline-level="3">4<text:span text:style-name="T3">th</text:span> Division – Archway</text:h>
        <text:p text:style-name="P4">While the 1<text:span text:style-name="T3">st</text:span> Division includes those wondering holy men who inspire strange followings, the 4<text:span text:style-name="T3">th</text:span> division is composed more of those who consciously study mysteries and secrets. <text:s/>They may even run sizable covert organizations or networks.</text:p>
        <text:p text:style-name="Text_20_body"><text:span text:style-name="Inline_20_Heading">Symbol:</text:span> “<text:span text:style-name="T4">✩</text:span>”, Pentacle</text:p>
        <text:p text:style-name="Text_20_body"><text:span text:style-name="Inline_20_Heading">Element:</text:span> Pungent</text:p>
        <text:p text:style-name="Text_20_body"><text:span text:style-name="Inline_20_Heading">Magical Material:</text:span> Starmetal</text:p>
        <text:p text:style-name="Text_20_body"><text:span text:style-name="Inline_20_Heading">Affinity:</text:span> Sidereal</text:p>
        <text:p text:style-name="Text_20_body"><text:span text:style-name="Inline_20_Heading">Anima effects:</text:span> <text:span text:style-name="T2">Common Sidereal anima effects, at a cost of 1 mote each:</text:span></text:p>
        <text:list xml:id="list1399338190" text:continue-numbering="true" text:style-name="List_20_1">
          <text:list-item>
            <text:p text:style-name="P17">Make her caste mark obvious for one minute, as if the character had spent 8-10 motes of Peripheral Essence. <text:s/>The cast mark shines with the symbol and color of any Maiden the character chooses.</text:p>
          </text:list-item>
          <text:list-item>
            <text:p text:style-name="P17">Know the exact time and date by sensing the position of celestial bodies – or other significant bodies, meaning this ability works in alternate realities such as Malfeas or (insofar as time has meaning there) the Wyld.</text:p>
          </text:list-item>
          <text:list-item>
            <text:p text:style-name="P18"><text:span text:style-name="T2">Attune her anima to the ripples cast by doorways between worlds. <text:s/>For the rest of the scene, the character recognizes the presence of gateways to Heaven, Malfeas, the Underworld, the Wyld, Autochthonia, Elsewhere </text:span>or any other alternative reality, within (Essence x 100) feet. <text:s/>She does not learn the gateway’s precise location, only that it is present.</text:p>
          </text:list-item>
        </text:list>
        <text:p text:style-name="Text_20_body"><text:span text:style-name="T2">Spending 5 motes gives the Gatekeeper insight into how to bypass barriers. <text:s/>This grants her a bonus number of dice equal to her Essence on Larceny attempts to pick locks, or on appropriate rolls (e.g., Perception + Occult, Intelligence + Lore) to understan</text:span>d how to open artifact doors, mystical portals etc. <text:s/>This power does not directly reveal the location of hidden portals, but the knowledge of how to open them may be sufficient, or may imply their location. <text:s/>On the other hand, knowledge may not be enough: the Gatekeeper may learn that the quartermaster’s key will open the door, but will not magically gain the key. <text:s/>This effect applies automatically once her anima banner reaches the 4-7 mote level.</text:p>
        <text:p text:style-name="Text_20_body">By spending 10 motes, one of the Unhinged can step fully into or out of Fate,<text:span text:style-name="T2"> for one scene. <text:s/>Stepping outside Fate grants immunity to any Charms with the Fate keyword, to the crafting or transferring of crafted destinies, and to being located via the Loom of Fate. <text:s/>It may be done reflexively whenever such an effect would apply to the character. <text:s/>Stepping fully into Fate, the Exalt negates that aspect of her recumbent destiny, allowing these S</text:span>idereal effects to occur as normal. <text:s/>The confusion of identity that the recumbent destiny causes is not removed. <text:s/>This effect costs 5 motes once her anima banner reaches the 11-15 mote level and 2 motes at the 16+ level.</text:p>
        <text:p text:style-name="Text_20_body"><text:span text:style-name="Inline_20_Heading">Associations:</text:span> Collective Unconscious; Confusion, Duplicity; Flexibility, Learning</text:p>
        <text:p text:style-name="Text_20_body"><text:span text:style-name="Inline_20_Heading">Sobriquets:</text:span> They Who Stand in the Doorway; Foolish Sages; The Gatekeepers; The Unhinged; Mid-day Shadows</text:p>
        <text:p text:style-name="Text_20_body"><text:span text:style-name="Inline_20_Heading">Concepts:</text:span> shaman, mystic, thief, spy, philosopher, messenger, wizard</text:p>
        <text:p text:style-name="Text_20_body"><text:span text:style-name="Inline_20_Heading">Virtue:</text:span> Choose any one.</text:p>
        <text:p text:style-name="Text_20_body"><text:span text:style-name="Inline_20_Heading">Abilities:</text:span> Thrown, Dodge, Larceny, Stealth, Occult</text:p>
        <text:p text:style-name="Text_20_body"><text:span text:style-name="Inline_20_Heading">Quote:</text:span> <text:span text:style-name="T7">“Study Demonology with an enemy this Sun-day”</text:span></text:p>
        <text:h text:style-name="P21" text:outline-level="3">5<text:span text:style-name="T3">th</text:span> Division – Anvil</text:h>
        <text:p text:style-name="P5">The Erisians of this Division may seem paradoxical in their love of order, and some gleefully oppose the efforts of other Discordian Exalted; but as one of their many holy books said: “<text:span text:style-name="T11">Eristic Avatars are sent down into Creation, for the purpose of keeping things from becoming so well ordered that they stop working. This they often accomplish by insisting that certain arbitrary interpretations of reality are the only valid ones. That causes Strife which results in Confusion which revitalizes Holy Chaos.”</text:span></text:p>
        <text:p text:style-name="Text_20_body"><text:span text:style-name="Inline_20_Heading">Symbol:</text:span> “<text:span text:style-name="T5">⬠</text:span>”, Pentagon</text:p>
        <text:p text:style-name="Text_20_body"><text:span text:style-name="Inline_20_Heading">Element:</text:span> Prickle</text:p>
        <text:p text:style-name="Text_20_body"><text:span text:style-name="Inline_20_Heading"><text:span text:style-name="T12">Magical Material:</text:span></text:span><text:span text:style-name="T12"> Any of orichalcum, moonsilver, jade, starmetal, soulsteel, and possibly others such as gossamer, at storyteller discretion. <text:s/></text:span></text:p>
        <text:p text:style-name="Text_20_body"><text:span text:style-name="Inline_20_Heading">Affinity:</text:span> Alchemical</text:p>
        <text:p text:style-name="P8"><text:span text:style-name="Inline_20_Heading"><text:span text:style-name="T12">Anima effects:</text:span></text:span><text:span text:style-name="T12"> </text:span></text:p>
        <text:p text:style-name="P9">Common Alchemical anima effects, at a cost of 1 mote each:</text:p>
        <text:list xml:id="list2170543115" text:continue-numbering="true" text:style-name="List_20_1">
          <text:list-item>
            <text:p text:style-name="P20">Cause her anima banner to flare up to any desired level of display for the rest of the scene.</text:p>
          </text:list-item>
        </text:list>
        <text:p text:style-name="P9">Member of the Authority must choose a particular Alchemical type to mimic initially, and may spend 1 point of Willpower as a miscellaneous action to change to a different magical material alignment indefinitely. <text:s/>Doing so while anima powers are in use will cancel their effect – and doubtless confuse any onlookers. <text:s/>If changing alignment means that it no longer matches some artifacts which a character has already attuned, the attunement is unaffected, but he will no longer gain material-specific bonuses when wielding it, unless and until his anima powers are activated.</text:p>
        <text:p text:style-name="P7">By spending 5 motes reflexively, a figure of Authority can gain access to the material-specific bonuses of all their attuned artifacts, regardless of their own current alignment, at no additional attunement cost and without the need for a (Wits + Lore) roll. <text:s/>This effect lasts for one scene, and applies automatically once her anima banner reaches the 4-7 mote level.</text:p>
        <text:p text:style-name="P9">By spending 10 motes reflexively, one of the Architects can, for the rest of the scene, apply combat bonuses to her attacks and defense, as if her weapons and armor were made of her aligned magical material, regardless of their actual composition. <text:s/>Weapons bonuses apply also to mundane weapons and bare-handed attacks, the latter being treated as Melee weapons for the purpose of determining which bonuses to apply. <text:s/>Armor bonuses likewise apply even if the character is wearing mundane armor, or none at all.</text:p>
        <text:p text:style-name="P9">If the character’s weapons or armor are already made of the same material, the bonuses are doubled. <text:s/>If they are made of a different material, and she has managed to access its bonuses, the effects do not stack; rather the maximum value from either material is used for each trait. <text:s/>For example, if the character is aligned with orichalcum (+1 to Accuracy, Defense and Rate) and wields a moonsilver weapon whose bonuses they have accessed (+2 to Accuracy and Defense) then they gain total bonuses of +2 to Accuracy and Defense, and +1 to Rate. <text:s/>This effect costs 5 motes once her anima banner reaches the 11-15 mote level and is not reduced further at the 16+ level.</text:p>
        <text:p text:style-name="Text_20_body"><text:span text:style-name="Inline_20_Heading">Associations:</text:span> Super-Ego; Grey, Ordered, Controlling; Dogma, Rigidity</text:p>
        <text:p text:style-name="Text_20_body"><text:span text:style-name="Inline_20_Heading">Sobriquets:</text:span> Greys; Bishops of Greyface; The Architects; The Authority; The Unbending Arm; They Who Carve Truth in Stone</text:p>
        <text:p text:style-name="Text_20_body"><text:span text:style-name="Inline_20_Heading">Concepts:</text:span> bureaucrat, judge, blacksmith, vigilante, scholar</text:p>
        <text:p text:style-name="Text_20_body"><text:span text:style-name="Inline_20_Heading">Virtue:</text:span> Temperance</text:p>
        <text:p text:style-name="Text_20_body"><text:span text:style-name="Inline_20_Heading">Abilities:</text:span><text:span text:style-name="Inline_20_Heading"><text:span text:style-name="T13"> </text:span></text:span>Integrity, Resistance, Craft, Lore, Bureaucracy</text:p>
        <text:p text:style-name="Text_20_body"><text:span text:style-name="Inline_20_Heading">Other rules:</text:span><text:span text:style-name="Inline_20_Heading"><text:span text:style-name="T13"> The cosmetic effects of Divisional affinity for the Greys extend to them leaving chemical trails as anima levels rise. <text:s/>However, this is only an Illusion and will gradually fade, vanishing by the end of the scene. <text:s/>The usual rules for resisting Illusions apply, though onlookers will generally not do so unless they specifically detect Illusions or have a reason to suspect the Erisian is not the Alchemical she appears to be.</text:span></text:span></text:p>
        <text:p text:style-name="Text_20_body"><text:span text:style-name="Inline_20_Heading">Quote:</text:span> “Do not bend. <text:s/>Folding, spindling or mutilating may be permitted according to local by-laws.” Or, “The part with the greatest number of degrees of freedom ultimately governs the system”.</text:p>
        <text:h text:style-name="P22" text:outline-level="2">Parametadivisions</text:h>
        <text:p text:style-name="Text_20_body">The Chosen of Eris have many varied and overlapping concerns so, when their Exaltations are embodied, they do not always fit within the basic divisions. <text:s/>The following parametadivisons modify the default character creation process: they are created as if they belonged to another, but their Element, Exalted Affinity and anima effects are changed as below.</text:p>
        <text:p text:style-name="TODO">[Need something for Dragon Kings?]</text:p>
        <text:h text:style-name="P21" text:outline-level="3">Division by Zero</text:h>
        <text:p text:style-name="P3">“Don’t let them immanentize the eschaton!”</text:p>
        <text:p text:style-name="Text_20_body">The members of this alternate thread are drawn from all the other Divisions, if they choose to devote themselves to opposing the Neverborn, the Abyssals, and all their mundane and magical allies.</text:p>
        <text:p text:style-name="Text_20_body"><text:span text:style-name="Inline_20_Heading">Symbol:</text:span> <text:span text:style-name="T1">“</text:span><text:span text:style-name="T10">Ø</text:span><text:span text:style-name="T2">”, “</text:span><text:span text:style-name="T5">ⵁ</text:span><text:span text:style-name="T2">”; zero</text:span></text:p>
        <text:p text:style-name="P2"><text:span text:style-name="Inline_20_Heading">Element:</text:span> Dirt</text:p>
        <text:p text:style-name="Text_20_body"><text:span text:style-name="Inline_20_Heading">Magical Material:</text:span> Soulsteel</text:p>
        <text:p text:style-name="P2"><text:span text:style-name="Inline_20_Heading">Affinity:</text:span> Abyssal</text:p>
        <text:p text:style-name="Text_20_body"><text:span text:style-name="Inline_20_Heading">Anima effects:</text:span> Common Abyssal anima effects, at a cost of 1 mote each:</text:p>
        <text:list xml:id="list1600424298" text:continue-numbering="true" text:style-name="List_20_1">
          <text:list-item>
            <text:p text:style-name="P17">Cause their anima to flare to any level of display up to the 8–10 mote level. This display lasts for a scene or until reflexively dismissed, after which the character’s anima dims to its actual level. <text:s/>The character may cause any Abyssal caste mark to appear.</text:p>
          </text:list-item>
          <text:list-item>
            <text:p text:style-name="P17">Attune her Essence to the emanations of the Underworld for a scene, extending this sixth sense to a radius of (Essence x 100) yards.</text:p>
          </text:list-item>
        </text:list>
        <text:p text:style-name="P10">By spending 1 mote, the character can switch between respiring normal and death-aspected Essence, until the next sunset or sunrise (or equivalent time in the Underworld). <text:s/>These Exalted respire normal Essence, except when they choose to show an Abyssal anima banner, in which case they respire death-aspected Essence by default.</text:p>
        <text:p text:style-name="TODO"><office:annotation><dc:creator>Hugh Greene</dc:creator><dc:date>2010-09-05T15:43:41</dc:date><text:p text:style-name="P23"><text:span text:style-name="T18">John reckoned this was too powerful. <text:s/>It used to allow the character to switch the opposed target for free, once per action, so I’ve made switching target cost 5 motes, at both levels. <text:s/>Still not sure if this is too strong.</text:span></text:p></office:annotation>By spending 5 motes, a Finger of the Left Hand can focus his life energy for one scene, overcoming one point worth of any external penalties from a single source. <text:s/>The character may reflexively spend a further 5 motes to choose a different source, once per action, at Step 1 or 2 of attack resolution. <text:s/>This effect applies automatically once his anima banner reaches the 4-7 mote level, though the character may wait indefinitely to nominate the source to oppose for that scene.</text:p>
        <text:p text:style-name="P12">By spending 10 motes, external penalties up to the character’s Essence are removed for the scene, from any one source. <text:s/>The source opposed may be changed once per action as above, by spending a further 5 motes. <text:s/>Alternatively the character may choose to remove one point of external penalties from any and all sources for the scene. <text:s/>This effect costs 5 motes once his anima banner reaches the 11-15 mote level; it is not reduced further at the 16+ level.</text:p>
        <text:p text:style-name="P2"><text:span text:style-name="Inline_20_Heading">Associations:</text:span> Being; Creativity; Awakening, Reincarnation; Over-eagerness, Excess</text:p>
        <text:p text:style-name="P2"><text:span text:style-name="Inline_20_Heading">Sobriquets:</text:span> Men in Black; The Left Hand of Darkness; The Overflow from The Void; The Fruit of Salted Earth; Singers of the Last and First Lullaby</text:p>
        <text:p text:style-name="Text_20_body"><text:span text:style-name="Inline_20_Heading"><text:span text:style-name="T2">Concepts:</text:span></text:span><text:span text:style-name="T2"> midwife, playboy, artist, gardener, undertaker, necromancer</text:span></text:p>
        <text:h text:style-name="P21" text:outline-level="3">Division of Labor</text:h>
        <text:p text:style-name="Text_20_body">Discordians who enter into this parametadivision select a Jadeborn Caste to emulate. <text:s/>Their general appearance will fit that Caste, though they cannot mimic a specific individual. <text:s/>They may at any time spend 5 motes and 1 willpower to change their appearance to another Caste indefinitely. <text:s/>Unless disguises or other Larceny effects are employed, they can only produce one specific appearance per Caste. <text:s/>Observers are unlikely to realize that the different outward faces belong to the same individual, unless they witness the transformation or have other reasons to suspect the shared identity.</text:p>
        <text:p text:style-name="Text_20_body"><text:span text:style-name="Inline_20_Heading">Symbol:</text:span> <text:span text:style-name="T1">“</text:span><text:span text:style-name="T5">∆</text:span><text:span text:style-name="T14">”, “</text:span><text:span text:style-name="T5">☖</text:span><text:span text:style-name="T2">”; mountain</text:span></text:p>
        <text:p text:style-name="P2"><text:span text:style-name="Inline_20_Heading">Element:</text:span> Focus</text:p>
        <text:p text:style-name="Text_20_body"><text:span text:style-name="Inline_20_Heading">Magical Material:</text:span> Jade</text:p>
        <text:p text:style-name="P2"><text:span text:style-name="Inline_20_Heading">Affinity:</text:span> Mountain Folk (Jadeborn)</text:p>
        <text:p text:style-name="Text_20_body"><text:span text:style-name="Inline_20_Heading">Anima effects:</text:span> Jadeborn do not have animas nor, therefore, anima powers. <text:s/>The Erisians of this parametadivision do, however, and are unable to truly suppress their anima unless other effects are employed. <text:s/>If they attempt to make their normal orange anima appear as a “Jadeborn anima”, it will manifest as follows.</text:p>
        <text:p text:style-name="Text_20_body">1-3 Essence: The Jadeborn aspects of their appearance are enhanced, making them more striking.</text:p>
        <text:p text:style-name="Text_20_body">4-7: Jadeborn rocky skin and crystalline or metallic highlights become unusually pronounced and have a slight glow, to a level which may be noticed by observant onlookers (roll [Perception + Awareness] at standard difficulty).</text:p>
        <text:p text:style-name="Text_20_body">8-10: Jadeborn skin characteristics are strongly enhanced, giving a +1 bonus to Appearance for any effects relating to Jadeborn of the same Caste. A crystalline mark on the character’s forehead becomes very pronounced and has a definite glow, noticeable by anyone paying attention. <text:s/>Stealth Charms are usable but mundane Stealth attempts suffer a +1 difficulty.</text:p>
        <text:p text:style-name="Text_20_body">11-15: The character appears to be made from rock, and glitters gently all over. <text:s/>The Appearance bonus applies to all Jadeborn Castes. <text:s/>Stealth Charms fail and mundane Stealth attempts suffer a +2 difficulty.</text:p>
        <text:p text:style-name="Text_20_body">16+: The character appears to be made from unnaturally pure rock and glows brightly enough to be visible for up to a mile. <text:s/>The Appearance bonus applies in relation to all other characters and any other effects. <text:s/>Stealth is impossible.</text:p>
        <text:p text:style-name="Text_20_body">Their anima grants the following powers.</text:p>
        <text:list xml:id="list1685499893" text:continue-numbering="true" text:style-name="List_20_1">
          <text:list-item>
            <text:p text:style-name="P18">Jade Sense: spending 1 mote reflexively allows the Exalt to detect the existence of jade within (Essence x 5) yards; a further mote gives the direction; and a third tells whether it contains the soul of a Jadeborn. <text:s/>This ability is active automatically at the 4-7 mote level.</text:p>
          </text:list-item>
          <text:list-item>
            <text:p text:style-name="P18">Wyld Resistance: spending 1 mote reflexively gives them (Essence) extra dice to resist any given Wyld effect. <text:s/>This effect is active automatically at the 8-10 mote level.</text:p>
          </text:list-item>
        </text:list>
        <text:p text:style-name="Text_20_body">For 5 motes, the Exalt may carry out any mundane crafting activity as a Miscellaneous Action, rather than a Dramatic Action, provided the activity can be completed successfully in a single roll. <text:s/>This ability costs 2 motes at the 4-7 mote anima level, and has no cost at the 11-15 level or above.</text:p>
        <text:p text:style-name="P1">[Need a 10-mote power as well? <text:s/>Something to do with binding oneself to service?]</text:p>
        <text:p text:style-name="P2"><text:span text:style-name="Inline_20_Heading">Associations:</text:span> Construction; Building, Making; Long-Term Plans, Dedication, Devotion, Zeal; Faithful Service, Grudging Service</text:p>
        <text:p text:style-name="P2"><text:span text:style-name="Inline_20_Heading">Sobriquets:</text:span> Brick-layers; Underlings; Keystones; The Favorite Slaves; The Uprising Pillars</text:p>
        <text:p text:style-name="Text_20_body"><text:span text:style-name="Inline_20_Heading"><text:span text:style-name="T2">Concepts:</text:span></text:span><text:span text:style-name="T2"> worker, craftsman, servant, slave, automaton</text:span></text:p>
        <text:h text:style-name="P21" text:outline-level="3">The Indivisibles</text:h>
        <text:p text:style-name="Quotations_20__28_short_29_">“Form is emptiness … Emptiness is form …<text:line-break/>One should not think <text:line-break/>that these are two separate things.”</text:p>
        <text:p text:style-name="P5">Raksha who enter Creation take on a fixed form for their sojourn there, and likewise Discordians entering this parametadivision must choose one form, roughly equivalent in mass to their original self. <text:s/>They may change this form arbitrarily each time they cross between the Wyld (Middlemarches or deeper) and any other realm (Creation, the Underworld etc.). <text:s/>The form offers no enhancements to their Attributes or Abilities, but it becomes the character’s natural form and is not a Shaping effect. <text:s/>If the character leaves this parametadivision through Divisional Realignment, she returns to her original form, and any Shaping effects active upon her are removed.</text:p>
        <text:p text:style-name="P5">An Exalt entering the ranks of the Indivisibles also gains latent Graces corresponding to the values of her Willpower and each of her Virtues, at the time she enters the parametadivision. <text:s/>These Graces are not normally accessible, e.g., for Shaping combat, but become usable by spending Essence as described below.</text:p>
        <text:p text:style-name="Text_20_body"><text:span text:style-name="Inline_20_Heading">Symbol:</text:span> <text:span text:style-name="T2">None</text:span></text:p>
        <text:p text:style-name="P2"><text:span text:style-name="Inline_20_Heading">Element:</text:span> Dream</text:p>
        <text:p text:style-name="Text_20_body"><text:span text:style-name="Inline_20_Heading">Magical Material:</text:span> No override</text:p>
        <text:p text:style-name="P2"><text:span text:style-name="Inline_20_Heading">Affinity:</text:span> Fair Folk</text:p>
        <text:p text:style-name="Text_20_body"><text:span text:style-name="Inline_20_Heading">Anima effects:</text:span> As with the Jadeborn, the raksha have no anima, but the power of the Discordians who mimic them must vent itself. <text:s/>If they attempt to make their normal orange anima appear as a “Fair Folk anima”, it will manifest in ways which are equivalently noticeable but as increasingly dramatic enhancements to their chosen appearance. <text:s/>The changes may not include a glow but will have some other area effect noticeable from a distance, e.g., an irritating noise of insects, a blowing of rainbow snow or similar.</text:p>
        <text:p text:style-name="Text_20_body">One of the Indivisibles may spend 5 motes to access her latent Graces for one scene. <text:s/>They are accessible for no cost once the character’s anima reaches the 4-7 mote level.</text:p>
        <text:p text:style-name="TODO">[Richard suggests this, unless/until we think of something better: Spending 10 motes allows her to carry out Craft (Gossamer) actions for one scene, at a rating equivalent to her highest other Craft, with a minimum of 1. ???</text:p>
        <text:p text:style-name="TODO">Maybe this parametadivision should have the “cure one Shaping effect” power, instead of the 3<text:span text:style-name="T3">rd</text:span> Division? <text:s/>Maybe they can inflict temporary mutations on themselves?]</text:p>
        <text:p text:style-name="P2"><text:span text:style-name="Inline_20_Heading">Associations:</text:span> Dreams, Nightmares; Impossible Perfection, Generosity, Caprice; Jealousy, Hunger; Madness, Dissolution</text:p>
        <text:p text:style-name="P2"><text:span text:style-name="Inline_20_Heading">Sobriquets:</text:span> The Ragged Edge; Unmakers; Reformers; The Unity Committee; The Waking Dreamers</text:p>
        <text:p text:style-name="Text_20_body"><text:span text:style-name="Inline_20_Heading"><text:span text:style-name="T2">Concepts:</text:span></text:span><text:span text:style-name="T2"> rebel, trickster, madman, heroic fool, suicidally dedicated warrior or assassin, raksha double-agent</text:span></text:p>
        <text:h text:style-name="P21" text:outline-level="3">The Sub-Division</text:h>
        <text:p text:style-name="Text_20_body">The chosen of Eris who seek to wrestle with the philosophy of oppression may join this para­meta­division, and are as likely to aid the schemes of the Yozi as to oppose them. <text:s/>They gain some vaguely demonic twists to their form when they take this path, though these will be cosmetic rather than functional, and need not resemble any one demon.</text:p>
        <text:p text:style-name="Text_20_body"><text:span text:style-name="Inline_20_Heading">Symbol:</text:span> <text:span text:style-name="T2">“#”, mesh</text:span></text:p>
        <text:p text:style-name="P2"><text:span text:style-name="Inline_20_Heading">Element:</text:span> Binding</text:p>
        <text:p text:style-name="Text_20_body"><text:span text:style-name="Inline_20_Heading">Magical Material:</text:span> Any magical material tainted with Vitriol</text:p>
        <text:p text:style-name="P2"><text:span text:style-name="Inline_20_Heading">Affinity:</text:span> Infernals</text:p>
        <text:p text:style-name="Text_20_body"><text:span text:style-name="Inline_20_Heading"><text:span text:style-name="T15">Anima effects:</text:span></text:span><text:span text:style-name="Inline_20_Heading"><text:span text:style-name="T16"> Common Infernal anima effects, costing one mote each:</text:span></text:span></text:p>
        <text:list xml:id="list1326916156" text:continue-numbering="true" text:style-name="List_20_1">
          <text:list-item>
            <text:p text:style-name="P19">Cause his caste mark to glow brightly for a scene (as if the character has spent 4-7 motes of Peripheral Essence). <text:s/>The character may cause any Infernal caste mark to appear.</text:p>
          </text:list-item>
          <text:list-item>
            <text:p text:style-name="P19">Cause his caste mark to clearly illuminate everything within a 10 yard radius for a scene (as if the character has spent 4-7 motes of Peripheral Essence).</text:p>
          </text:list-item>
          <text:list-item>
            <text:p text:style-name="P19">Sense the nearest entry point into the Yozi realm or the nearest pathway that leads to the desert of Cecelyne.</text:p>
          </text:list-item>
        </text:list>
        <text:p text:style-name="P14">By committing 5 motes, one of the Inmates may trade burdens with one who is bound by a magically sanctified oath. <text:s/>The Discordian character gains the requirements and penalties of the target’s oath, and the target takes on a new oath, agreed with and sworn to the character, with the same penalties as the original. <text:s/>An oath can only be traded in this fashion if the being which originally sanctified it had a lower Essence than the Exalt herself. <text:s/>This effect requires the two to shake hands. <text:s/>The character may restore the original oath at any time, by releasing her commitment of motes.</text:p>
        <text:p text:style-name="P14">By spending 10 motes, a follower of The True Religion can choose to whether or not to be affected as a Creature of Darkness for one scene, regardless of their current anima. <text:s/>It may be done reflexively whenever a relevant effect, such as a Charm with the Holy keyword, would apply to the character. <text:s/>This effect costs 5 motes once her anima banner reaches the 11-15 mote level and 2 motes at the 16+ level.</text:p>
        <text:p text:style-name="P2"><text:span text:style-name="Inline_20_Heading">Associations:</text:span> Old Powers; Founding, Origination; Hierarchy, Obedience, Knowing One’s Place; Rebellion, Resentment</text:p>
        <text:p text:style-name="P2"><text:span text:style-name="Inline_20_Heading">Sobriquets:</text:span> The True Religion; The Urgent Legion; Inmates; Revivalists; The Tied and Sleeping; Brass Eyes</text:p>
        <text:p text:style-name="Text_20_body"><text:span text:style-name="Inline_20_Heading"><text:span text:style-name="T2">Concepts:</text:span></text:span><text:span text:style-name="T2"> historian, prison guard, heretic, reckless thaumaturge, demonic cult member, nostalgic curmudgeon, wise old weaver</text:span></text:p>
        <text:h text:style-name="P22" text:outline-level="2">Divisional Realignment</text:h>
        <text:p text:style-name="P2">A choice of division, or parametadivision, is made at character creation time, but need not be fixed. <text:s/>If a cabal of five or more Erisians from different divisions meet during Calibration, they may join in the day-long rite of Divisional Realignment, at a cost of 12xp. <text:s/>Certain artifacts, manses or other sources of power might allow the rite to take place at other times or with fewer participants, perhaps at greater cost. <text:s/>This allows them each to move to a different parametadivison or to take on the equivalent effects of one of the original divisions. <text:s/>Each Exalt must change division, and all must end up in a different division from where they started. <text:s/><office:annotation><dc:creator>Hugh Greene</dc:creator><dc:date>2010-09-05T16:55:54</dc:date><text:p text:style-name="P23"><text:span text:style-name="T18">This originally said that Divisional Abilities changed, and xp costs from then on, which John reckoned was too easy to exploit. <text:s/>I kinda felt the same when I wrote it, so I changed it. <text:s/>To compensate and keep flexibility, I’ve changed character generation to let Discordians pick 4 from their 5 Divisional Abilities, and 4 other Favored.</text:span></text:p></office:annotation>This does not change the favored Abilities for the character.</text:p>
        <text:h text:style-name="Heading_20_2" text:outline-level="2">The Great Curse</text:h>
        <text:p text:style-name="Text_20_body">It may be because the Discordian Exalted were created long after the Primordial War, or because their matron really is a Primordial, but somehow they have avoided the effects of the Great Curse. <text:s/>However, their Exaltations have been constructed imperfectly (or made to be perfectly imperfect?), so they don’t get off entirely lightly. <text:s/>Rather than Limit, these Exalted accrue points in two separate measures, Hodge and Podge. <text:s/>When a character spends Willpower to act against her primary Virtue, or <office:annotation><dc:creator>Hugh Greene</dc:creator><dc:date>2010-09-05T16:54:48</dc:date><text:p text:style-name="P23"><text:span text:style-name="T18">John came to the same conclusion I did: that gaining Hodge just for applying UMI was unreasonable. <text:s/>I’ve now made it happen only if a target successfully resists.</text:span></text:p></office:annotation>when she applies unnatural mental influence to a target and that target successfully resists, she gains a point of Hodge – overriding the will of the individual, their inherent chaos, is just wrong, y’see. <text:s/>When she spends Willpower to act against her Divisional Virtue, or to resist unnatural mental influence, she gains a point of Podge – resisting the will of others causes instability, too. <text:s/>If her primary and Divisional virtues are the same, resisting that Virtue gains a point of each. <text:s/>In either case she can gain no more than one point of each per scene.</text:p>
        <text:p text:style-name="Text_20_body">When the count of Hodge reaches 10 (or more), <text:s/>the character is driven to <text:span text:style-name="T2">oppose the tenets, tendencies and desires of the dominant order, as she understands them. <text:s/>The dominant order is determined as follows. <text:s/>If there is a single character present in the scene with a higher Essence than all others (including the Discordian), their beliefs are taken on. <text:s/></text:span><text:span text:style-name="T2"><office:annotation><dc:creator>Hugh Greene</dc:creator><dc:date>2010-09-05T16:53:05</dc:date><text:p text:style-name="P23"><text:span text:style-name="T18">John asked for clarification about invisible beings etc. <text:s/>I also added some about not having to know the precise beliefs of an individual.</text:span></text:p></office:annotation></text:span><text:span text:style-name="T2">Beings which the character cannot perceive are ignored for this effect. <text:s/>The character need not know the precise beliefs of the individual; she might take on “the typical beliefs of a Solar”, for example, if she believes the dominant character to be a Solar. <text:s/>If no suitable individual exists, take the most dominant social structure of the town, kingdom or similar large grouping in which the Exalt finds herself. <text:s/>Failing that, </text:span><text:span text:style-name="T1">i.e.</text:span><text:span text:style-name="T2">, if no one society is dominant, or there is no social grouping nearby, take the inherent tendencies of the nearest major environmental force, be it an elemental pole of Creation, the Wyld, or somewhere on the other side of a magical portal.</text:span></text:p>
        <text:p text:style-name="Text_20_body"><text:span text:style-name="T2">When the count of Podge reaches 10 (or more), </text:span>the character is driven to act strictly in accordance with the dominant order<text:span text:style-name="T2">, again insofar as she understands it. <text:s/>If both reach or pass 10, the character must support the dominant order and oppose the next most dominant, or the other way round – her choice. <text:s/>If the dominant order is an environmental one, the next most dominant will be the next-nearest environmental one. <text:s/>This effect lasts one scene, after which both counts reset to zero.</text:span></text:p>
        <text:h text:style-name="Heading_20_2" text:outline-level="2">Arcane Fate</text:h>
        <text:p text:style-name="Text_20_body"><text:span text:style-name="T8">Since the Exaltation of these Blessed Madmen stems from a source outside Fate, and a capricious one at that, they are shrouded in a manner similar to the Chosen of the Five Maidens</text:span>. <text:s/>They are not able to wear different destinies as are the Sidereals but have a single Recumbent Destiny, which enables them to lie low whenever they wish, which is most of the time. <text:s/>Those who attempt to recall the presence, identity or actions of one of the Chosen of Eris must make a (Wits + Occult) roll at a difficulty equal to the Exalt’s Essence, at the same intervals. <text:s/>Those who fail will have only the haziest of recollections; those who succeed will remember some of what happened but with the details confused – they will be sure that the person’s gender was opposite, or that there was in fact a group of five or six acting in concert, or that events which happened in one scene were spread out over several days, or that they were Lunar rather than Solar. <text:s/>The specifics are up to the storyteller but the effect is to make it harder to connect the memories with reality, making them less likely to connect the Exalt with them, should they meet again. <text:s/>A group of witnesses will generally share the same incorrect views unless they succeed on the above roll.</text:p>
        <text:p text:style-name="Text_20_body">On the other hand, these Lucky Fools don’t have to work so hard if they <text:span text:style-name="T1">do</text:span><text:span text:style-name="T2"> want to be recognized. <text:s/>If they succeed on a (Wits + Occult) roll of their own, with no extra penalties, they can allow themselves to be clearly remembered. <text:s/>They may still apply mundane or magical effects to disguise themselves, but nobody will be confused about what they saw. <text:s/>This clarity extends to all observers – they cannot pick and choose who will recognize them. <text:s/>Certain backgrounds allow this suppression of recumbent destiny to succeed automatically.</text:span></text:p>
        <text:p text:style-name="P2">As well as provoking confusion in direct witnesses, the recumbent destiny offers some protection from the machinations of the Sidereals. <text:s/>Whenever it is in effect, an Erisian adds his or her Essence to any opposing or defensive rolls against Charms with the Fate keyword, to the difficulty of Sidereal shaping destinies to affect the character (regardless of whether the effect would be harmful or beneficial), and to attempts to locate the character by inspecting the Loom of Fate.</text:p>
        <text:p text:style-name="P2"/>
        <text:p text:style-name="P11"><text:span text:style-name="Inline_20_Heading"><text:span text:style-name="T2">Essence and Maximums:</text:span></text:span><text:span text:style-name="T2"> Essence maximums related to aging so far appear to follow those for Solars; however, Priests of Eris older than 200 or so years have never been encountered. <text:s/>This may be because they don’t last much longer than that, or simply because they really have only recently be </text:span><text:soft-page-break/><text:span text:style-name="T2">introduced to Creation. <text:s/>Or maybe the elder Discordians are just better at hiding.</text:span></text:p>
        <text:h text:style-name="Heading_20_2" text:outline-level="2">Backgrounds</text:h>
        <text:h text:style-name="Heading_20_3" text:outline-level="3">Standard Backgrounds</text:h>
        <text:p text:style-name="Text_20_body">All of the standard backgrounds apply to Discordian Exalted, but most are altered in some way.</text:p>
        <text:h text:style-name="Heading_20_4" text:outline-level="4">Allies</text:h>
        <text:p text:style-name="Text_20_body">Similarly to the Sidereals, the Erisians tend to find it difficult to gain true allies; not because they are mystically difficult to remember, but because they prefer to keep their existence and goals quiet. <text:s/>However, they may align themselves, often temporarily and under false identities, with those who wish to upset the prevailing ways: raksha on the borders of Creation, Lunars in the Wyld, rebel slaves in Guild encampments, Dynasts in the River Province, and so on. <text:s/>In mechanical terms, at the end of a story (or at any other significant juncture the storyteller deems appropriate), Erisians may give up any one or more allies of their choice and re-spend those dots on new allies. <text:s/>Former allies do not simply disappear, however (well, except for some of the raksha), and may or may not remain friendly.</text:p>
        <text:p text:style-name="Text_20_body">To be recognized by allies, the Exalt’s recumbent destiny must be suppressed. <text:s/>This succeeds automatically for those who have made this sort of bond but, as ever, any witnesses will also recognize the character.</text:p>
        <text:h text:style-name="Heading_20_4" text:outline-level="4">Artifact</text:h>
        <text:p text:style-name="Text_20_body">Given the obscurity in which they have so far labored, Discordian Exalted have found it harder to come by artifacts of power, and very difficult to obtain the most powerful without drawing unwanted attention. <text:s/>The normal rules for Solars apply, with an additional cost at character creation time: Artifact 4 items cost 5 dots, and Artifact 5 costing 7. <text:s/>Artifacts gained or created during play have the usual experience cost but, as ever, the most powerful are likely to draw high-powered attention.</text:p>
        <text:h text:style-name="Heading_20_4" text:outline-level="4">Backing</text:h>
        <text:p text:style-name="Text_20_body">Again due to the need to remain hidden, starting Erisian characters cannot have a Backing rating of more than 3 in any one organization … unless that organization itself is unknown to most people, either because it is secret (e.g., the Grass Spiders, the Salinan Society) or because it is based far from any other civilization.</text:p>
        <text:p text:style-name="Text_20_body">Interacting with a backing organization requires a temporary lifting of recumbent destiny, with the usual implications for being generally recognized.</text:p>
        <text:h text:style-name="Heading_20_4" text:outline-level="4">Contacts</text:h>
        <text:p text:style-name="Text_20_body">Given their propensity for playing off different groups against each other, the Priests of Eris fare better than average in regard to this background. <text:s/>Buying dots beyond 3 still only costs 1 bonus point per dot. <text:s/>Additionally, when rolling to find a minor contact, they may add dice from any relevant Ability (e.g., Socialize, Bureaucracy, Presence), including use of Excellencies.</text:p>
        <text:p text:style-name="Text_20_body">To deal with a contact, the Exalt’s recumbent destiny must be suppressed. <text:s/>This succeeds automatically for major contacts, but requires a (Wits + Occult) roll for minor ones. <text:s/>While this obfuscation is lifted, onlookers will also recognize the character.</text:p>
        <text:h text:style-name="Heading_20_4" text:outline-level="4">Cult</text:h>
        <text:p text:style-name="Text_20_body">Members of the Discordian Society are strongly discouraged from having cults themselves – it being a non-prophet organization – but they may gain the benefits of this background insofar as they bring others to devoutly follow some ideal which furthers a disbalancing of order and chaos appropriate to the situation. <text:s/>If significant numbers of cult members start to worship the Exalt directly, the effect of the background is as if it were one dot lower, until they are dissuaded. <text:s/>No starting character may have the Cult background above 3.</text:p>
        <text:p text:style-name="Text_20_body">To be recognized by cult members, the Exalt’s recumbent destiny must be suppressed. <text:s/>This succeeds automatically but means that, as usual, onlookers will recognize the character, too.</text:p>
        <text:h text:style-name="Heading_20_4" text:outline-level="4">Familiar</text:h>
        <text:p text:style-name="Text_20_body">This background applies as normal to the Children of Eris. <text:s/>Familiars always recognize the character, regardless of whether or not the recumbent destiny is in effect.</text:p>
        <text:h text:style-name="Heading_20_4" text:outline-level="4">Followers</text:h>
        <text:p text:style-name="Text_20_body">Discordians seem to be better at founding Cults – or encouraging others to found their own, just for kicks – than attracting direct followers. <text:s/>This background provides a fifth of the number of followers that a Solar Exalt would attract for the same number of dots. <text:s/>However, it also requires one less dot in Resources, Background or Influence to support them. <text:s/>Hence a single dot in Followers provides a single loyal sidekick who is willing and able to pay his or her own way.</text:p>
        <text:p text:style-name="Table_20_Heading">Trait Effects:</text:p>
        <table:table table:name="Table2" table:style-name="Table2">
          <table:table-column table:style-name="Table2.A"/>
          <table:table-column table:style-name="Table2.B"/>
          <table:table-row>
            <table:table-cell table:style-name="Table2.A1" office:value-type="string">
              <text:p text:style-name="P13">•</text:p>
            </table:table-cell>
            <table:table-cell table:style-name="Table2.A1" office:value-type="string">
              <text:p text:style-name="Table_20_Contents">Provides a single follower.</text:p>
            </table:table-cell>
          </table:table-row>
          <table:table-row>
            <table:table-cell table:style-name="Table2.A2" office:value-type="string">
              <text:p text:style-name="P13">••</text:p>
            </table:table-cell>
            <table:table-cell table:style-name="Table2.A2" office:value-type="string">
              <text:p text:style-name="Table_20_Contents">Provides up to 5 followers.</text:p>
            </table:table-cell>
          </table:table-row>
          <table:table-row>
            <table:table-cell table:style-name="Table2.A1" office:value-type="string">
              <text:p text:style-name="P13">•••</text:p>
            </table:table-cell>
            <table:table-cell table:style-name="Table2.A1" office:value-type="string">
              <text:p text:style-name="Table_20_Contents">Provides 20 followers.</text:p>
            </table:table-cell>
          </table:table-row>
          <table:table-row>
            <table:table-cell table:style-name="Table2.A2" office:value-type="string">
              <text:p text:style-name="P13">••••</text:p>
            </table:table-cell>
            <table:table-cell table:style-name="Table2.A2" office:value-type="string">
              <text:p text:style-name="Table_20_Contents">Provides a loyal band of 100 followers.</text:p>
            </table:table-cell>
          </table:table-row>
          <table:table-row>
            <table:table-cell table:style-name="Table2.A1" office:value-type="string">
              <text:p text:style-name="P13">•••••</text:p>
            </table:table-cell>
            <table:table-cell table:style-name="Table2.A1" office:value-type="string">
              <text:p text:style-name="Table_20_Contents">Provides a small army of 1,000 followers.</text:p>
            </table:table-cell>
          </table:table-row>
        </table:table>
        <text:p text:style-name="Text_20_body">The Exalt can choose a group of up to 5 core followers who will recognize him or her without the need for the recumbent destiny to be suppressed. <text:s/>Beyond that, lifting the obscuration succeeds automatically for followers, but has the usual implication that any onlookers will also see him or her directly.</text:p>
        <text:h text:style-name="Heading_20_4" text:outline-level="4"><text:soft-page-break/>Influence</text:h>
        <text:p text:style-name="Text_20_body">Discordians are able to gain influence in society as well as Solar Exalts, though they usually prefer to do so only with some magical disguise in effect, since they must lift their recumbent destiny in order to gain fame and exercise their influence, and this lifting is not automatic.</text:p>
        <text:h text:style-name="Heading_20_4" text:outline-level="4">Manse</text:h>
        <text:p text:style-name="Text_20_body">The Manse background functions normally for the Children of Eris. <text:s/>Their tricksome nature somehow includes the peculiar ability of being able to disentangle themselves from an attunement to a demesne, so they are more willing to take advantage of these naturally occurring power sources, and indeed revel in their unpredictability.</text:p>
        <text:h text:style-name="Heading_20_4" text:outline-level="4">Mentor</text:h>
        <text:p text:style-name="Text_20_body">This background applies as normal to the Discordians. <text:s/>Mentors may or may not know the character’s true nature but, in any case, the bond of mentorship allows the character to automatically lift the recumbent destiny in the presence of the mentor. <text:s/>As usual, onlookers will also be unaffected while it is lifted. </text:p>
        <text:h text:style-name="Heading_20_4" text:outline-level="4">Resources</text:h>
        <text:p text:style-name="Text_20_body">This background functions normally for Discordian Exalts. <text:s/>They prefer sources of income which are hard to track back to them, but that is a matter of flavor rather than mechanics.</text:p>
        <text:h text:style-name="Heading_20_3" text:outline-level="3">Extra Backgrounds</text:h>
        <text:h text:style-name="Heading_20_4" text:outline-level="4">Pineal Gland</text:h>
        <text:p text:style-name="Text_20_body">This background represents the character’s intuitive connection to Eris herself, through mystical enhancement of an organ placed just above the eyes in the anatomy of all human beings. <text:s/>As well as contributing to the efficacy of Numerology actions, this background represents the number of times in a story that the character may channel the spirit of Eris for aid. <text:s/>Rather than adding dice to a roll, it enables the character to get a hint from Eris (i.e., gets the player a hint from the storyteller) as to the best action to take, in the immediate circumstances, to support his or her Motivation. <text:s/>This advice may be cryptic, short-sighted, or otherwise a mixed blessing, but it will be at least slightly helpful. <text:s/>Accessing the pineal gland in this manner is a miscellaneous action.</text:p>
        <text:p text:style-name="Text_20_body">Using up “channels” of this Background during a story does not reduce its value in Numerology actions.</text:p>
        <text:h text:style-name="Heading_20_4" text:outline-level="4">Echoes</text:h>
        <text:p text:style-name="Text_20_body">The Discordian Exalted did not exist (or at least, were not present in Creation) in the First Age, which can be inconvenient for those of them attempting to pass as some other kind of Exalt. <text:s/>Eris is skilled in appropriating others’ ideas, however, and has given her Children a way to tap into this ancient wisdom (or ancient foolishness, as the case may be).</text:p>
        <text:p text:style-name="Text_20_body">Each point in this background allows the character to access fragments of the memories of a single now-deceased Exalt of any type. <text:s/>The memories will cover only a single exaltation, not multiple lifetimes, and may or may not match those memories which, for instance, Lytek would have chosen. <text:s/>By spending a point of Willpower, the character can adjust their Essence signature to precisely match that of the echoed Exaltation for a single scene, provided their current apparent anima and Essence type matches. <text:s/>This faking of identity might allow the character to, for instance, activate an individually-keyed First Age artifact, or pass as a particular Sidereal with increased confidence.</text:p>
        <text:p text:style-name="Text_20_body">Note that Discordians do not normally have any access to memories of the previous hosts of their Exaltations. <text:s/>If they buy this Background for the Discordian Exalted type, they are guaranteed to have memories of previous hosts of their own Exaltation, as opposed to any other Discordian. <text:s/>For each previous Discordian Exaltation accessed in this way, the character gains one extra Intimacy related to some memory, chosen by the Storyteller. <text:s/>These do not count towards the default limit of (Compassion) Intimacies at character generation, though they do count towards the total limit of (Willpower + Compassion).<office:annotation><dc:creator>Hugh Greene</dc:creator><dc:date>2010-09-05T17:05:44</dc:date><text:p text:style-name="P23"><text:span text:style-name="T18">There was previously a paragraph here about choosing to pass on memories and Intimacies to future holders of Exaltations, but John found it contradictory and I wasn’t that keen on it. <text:s/>Instead, taking an Echo of a Discordian gains you an extra starting Intimacy.</text:span></text:p></office:annotation> </text:p>
        <text:h text:style-name="Heading_20_2" text:outline-level="2">Erisian Elements</text:h>
        <text:p text:style-name="Text_20_body">All who live in or near Creation are aware of the five Elements which define it. <text:s/>Those with long memories know that in distant days there were others, such as vitriol (Kimbery’s element). <text:s/>The chosen of Eris, however, have been given a glimpse of the extent to which the set of elements is as much part of the imagination as of reality. <text:s/>The Bringers of Confusion each have power over an element not normally seen in Creation – not because it is absent, but simply because it is not perceived as such.</text:p>
        <text:p text:style-name="Text_20_body">The Priests of Disruption are able to exercise powers of Erisian Elemental Expression (as an Occult Charm) and Erisian Elemental Rejuvenation (as a Resistance Charm), similar to those available to elementals (Exalted, p. 302). <text:s/>They work only with the element matching their Division or Parametadivision. <text:s/>In addition, if they have the ability to summon elementals, they may choose to summon those normally resident in Creation or, if conditions are suitable, conjure up a representative of any of the elements which Eris has made visible to her followers. <text:s/>Since there is little belief on the part of mortals in these things being elements, the elementals which manifest them will rarely reach an Essence of 3, and never greater than 4 – at least, not without radical changes to Creation (or expansion into the Wyld).</text:p>
        <text:p text:style-name="Text_20_body">The purview of each elemental type is as follows.</text:p>
        <text:p text:style-name="Text_20_body"><text:span text:style-name="Inline_20_Heading">Orange:</text:span> Anything colored more-or-less orange – fruit such as oranges and peaches; sunrises and sunsets; glowing embers; fading leaves; various <text:soft-page-break/>creatures, from cats to demons.</text:p>
        <text:p text:style-name="Text_20_body"><text:span text:style-name="Inline_20_Heading">Sweet:</text:span> The literal sensation of food and drink, plus some other things pleasurable and energizing – fruits such as strawberries and peaches; new love, and old; the glow after love-making; fitting revenge; religious ecstasy.</text:p>
        <text:p text:style-name="Text_20_body"><text:span text:style-name="Inline_20_Heading">Boom:</text:span> Explosions from various sources – burning or mixing certain unstable materials; rapid changes in or releases of pressure; sudden anger; riots and fierce battles; accidents with demesnes and manses.</text:p>
        <text:p text:style-name="Text_20_body"><text:span text:style-name="Inline_20_Heading">Pungent:</text:span> Strong smells and tastes, hard to conceal – lilies, incense, rich wine; rotting meat, truffles, strong cheese; body odor; fervor, sexual vigor or deviance, bigotry; blatant lies; great art and beauty.</text:p>
        <text:p text:style-name="Text_20_body"><text:span text:style-name="Inline_20_Heading">Prickle:</text:span> Unease, physical or otherwise – uncomfortable furniture; the sense of being watched; the feeling of being about to cough or sneeze; “pins and needles” in a limb; mild but persistent harassment; unnecessary rules.</text:p>
        <text:p text:style-name="Text_20_body"><text:span text:style-name="Inline_20_Heading">Dirt:</text:span> Distasteful things, or things where they are not wanted – earth, dust, stains; manure, decayed plant matter, corpses, zombies; invaders, refugees, the homeless; natural disarray; disgust, crude comments; scandal, slander and gossip.</text:p>
        <text:p text:style-name="Text_20_body"><text:span text:style-name="Inline_20_Heading">Focus:</text:span> Unwavering attention to a person, activity, idea etc. – devotion, worship, zeal; idealistic love or incurable hatred; dedication to a profession, masterful construction; meditation, trance.</text:p>
        <text:p text:style-name="Text_20_body"><text:span text:style-name="Inline_20_Heading">Dream:</text:span> Unreal things brought to mind – the stories and fears of sleep, natural or otherwise; hopes, aspirations and goals; unattainable perfection, frustration; daydreams, distraction, withdrawal from reality.</text:p>
        <text:p text:style-name="Text_20_body"><text:span text:style-name="Inline_20_Heading">Binding:</text:span><text:span text:style-name="T13"> Things constrained, externally or by their natural relationships – imprisonment, slavery, cultism, allegiance; marriage, family ties, debts and oaths; canals, cement, manacles, retaining walls, ripening fruit. </text:span></text:p>
        <text:p text:style-name="Text_20_body">Exactly which locations or experiences count as sufficiently “raw” as to be usable for Elemental Rejuvenation is left to the storyteller’s discretion. <text:s/>The Indivisibles, at least, are likely to heal surprisingly quickly overnight; members of the Division by Zero have been known to carry boxes of earth around to sleep in; and those in the Sub-Division bound by an oath sanctified by an Eclipse-caste Solar might find it has some peculiar side-effect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Cochin2" svg:font-family="Cochin" style:font-family-generic="swiss"/>
    <style:font-face style:name="Lucida Grande" svg:font-family="'Lucida Grande'" style:font-family-generic="swiss"/>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Cochin1" svg:font-family="Cochin"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svg:font-family="Times" style:font-family-generic="roman" style:font-pitch="variable"/>
    <style:font-face style:name="DejaVu Sans" svg:font-family="'DejaVu Sans'" style:font-family-generic="swiss"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Three: Traits</dc:title>
    <dc:date>2010-09-11T16:15:39</dc:date>
    <meta:editing-duration>PT08H24M08S</meta:editing-duration>
    <meta:editing-cycles>38</meta:editing-cycles>
    <meta:generator>OpenOffice.org/3.2$Unix OpenOffice.org_project/320m12$Build-9483</meta:generator>
    <dc:creator>Hugh Greene</dc:creator>
    <meta:document-statistic meta:table-count="1" meta:image-count="1" meta:object-count="0" meta:page-count="16" meta:paragraph-count="260" meta:word-count="8075" meta:character-count="49251"/>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